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9ee0" officeooo:paragraph-rsid="000b9ee0"/>
    </style:style>
    <style:style style:name="P2" style:family="paragraph" style:parent-style-name="Standard">
      <style:text-properties officeooo:rsid="000ced7c" officeooo:paragraph-rsid="000ced7c"/>
    </style:style>
    <style:style style:name="P3" style:family="paragraph" style:parent-style-name="Standard">
      <style:text-properties officeooo:rsid="00107a57" officeooo:paragraph-rsid="00107a57"/>
    </style:style>
    <style:style style:name="P4" style:family="paragraph" style:parent-style-name="Standard">
      <style:text-properties officeooo:rsid="00155251" officeooo:paragraph-rsid="001552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lone</text:p>
      <text:p text:style-name="P1">git flow init</text:p>
      <text:p text:style-name="P1"/>
      <text:p text:style-name="P1">git flow feature start « nom feature »</text:p>
      <text:p text:style-name="P1">git flow feature finish « nom feature »</text:p>
      <text:p text:style-name="P1"/>
      <text:p text:style-name="P1">git push origin develop</text:p>
      <text:p text:style-name="P1"/>
      <text:p text:style-name="P2">03 20 12 55 55</text:p>
      <text:p text:style-name="P2">03 20 12 55 96</text:p>
      <text:p text:style-name="P2"/>
      <text:p text:style-name="P2"/>
      <text:p text:style-name="P2"/>
      <text:p text:style-name="P3">instance</text:p>
      <text:p text:style-name="P3"/>
      <text:p text:style-name="P4">if is instance(case, poisson) 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5:14.409186430</meta:creation-date>
    <dc:date>2022-09-28T16:30:37.716257063</dc:date>
    <meta:editing-duration>PT10M34S</meta:editing-duration>
    <meta:editing-cycles>1</meta:editing-cycles>
    <meta:document-statistic meta:table-count="0" meta:image-count="0" meta:object-count="0" meta:page-count="1" meta:paragraph-count="9" meta:word-count="41" meta:character-count="189" meta:non-whitespace-character-count="157"/>
    <meta:generator>LibreOffice/7.3.6.2$Linux_X86_64 LibreOffice_project/30$Build-2</meta:generator>
  </office:meta>
</office:document-meta>
</file>